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ableFutureReturnValueHandler.toCompletableFuture( Object returnValue ,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ReturnValueHandler.toListenableFuture( Object returnValue ,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ableFuture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